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49.64mm"/>
    </style:style>
    <style:style style:name="co3" style:family="table-column">
      <style:table-column-properties fo:break-before="auto" style:column-width="11.66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3.81mm"/>
    </style:style>
    <style:style style:name="co6" style:family="table-column">
      <style:table-column-properties fo:break-before="auto" style:column-width="17.11mm"/>
    </style:style>
    <style:style style:name="co7" style:family="table-column">
      <style:table-column-properties fo:break-before="auto" style:column-width="52.5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ambi-core-gosum1-molec" table:style-name="ta1">
        <table:shapes>
          <draw:frame draw:z-index="0" draw:style-name="gr1" draw:text-style-name="P1" svg:width="262.84mm" svg:height="158.45mm" svg:x="21.63mm" svg:y="51.63mm">
            <loext:p draw:notify-on-update-of-ranges="'Gambi-core-gosum1-molec'.B2:'Gambi-core-gosum1-molec'.B11 'Gambi-core-gosum1-molec'.C1:'Gambi-core-gosum1-molec'.C1 'Gambi-core-gosum1-molec'.C2:'Gambi-core-gosum1-molec'.C11 'Gambi-core-gosum1-molec'.D1:'Gambi-core-gosum1-molec'.D1 'Gambi-core-gosum1-molec'.D2:'Gambi-core-gosum1-molec'.D11 'Gambi-core-gosum1-molec'.E1:'Gambi-core-gosum1-molec'.E1 'Gambi-core-gosum1-molec'.E2:'Gambi-core-gosum1-molec'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O Id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softcore</text:p>
          </table:table-cell>
          <table:table-cell office:value-type="string" calcext:value-type="string">
            <text:p>un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3824</text:p>
          </table:table-cell>
          <table:table-cell office:value-type="string" calcext:value-type="string">
            <text:p>catalytic activity</text:p>
          </table:table-cell>
          <table:table-cell office:value-type="float" office:value="472" calcext:value-type="float">
            <text:p>472</text:p>
          </table:table-cell>
          <table:table-cell office:value-type="float" office:value="449" calcext:value-type="float">
            <text:p>449</text:p>
          </table:table-cell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5198</text:p>
          </table:table-cell>
          <table:table-cell office:value-type="string" calcext:value-type="string">
            <text:p>structural molecule activ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5215</text:p>
          </table:table-cell>
          <table:table-cell office:value-type="string" calcext:value-type="string">
            <text:p>transporter activity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5488</text:p>
          </table:table-cell>
          <table:table-cell office:value-type="string" calcext:value-type="string">
            <text:p>binding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16209</text:p>
          </table:table-cell>
          <table:table-cell office:value-type="string" calcext:value-type="string">
            <text:p>antioxidant activ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8024</text:p>
          </table:table-cell>
          <table:table-cell office:value-type="string" calcext:value-type="string">
            <text:p>cargo receptor activit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60089</text:p>
          </table:table-cell>
          <table:table-cell office:value-type="string" calcext:value-type="string">
            <text:p>molecular transducer activ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98772</text:p>
          </table:table-cell>
          <table:table-cell office:value-type="string" calcext:value-type="string">
            <text:p>molecular function regulator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140104</text:p>
          </table:table-cell>
          <table:table-cell office:value-type="string" calcext:value-type="string">
            <text:p>molecular carrier activ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140110</text:p>
          </table:table-cell>
          <table:table-cell office:value-type="string" calcext:value-type="string">
            <text:p>transcription regulator activit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05:38:49.499954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3T05:45:05.398402269</dc:date>
    <meta:editing-duration>PT11M4S</meta:editing-duration>
    <meta:editing-cycles>4</meta:editing-cycles>
    <meta:generator>LibreOffice/5.1.6.2$Linux_X86_64 LibreOffice_project/10m0$Build-2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285cm" svg:height="15.846cm" xlink:href=".." xlink:type="simple" chart:class="chart:bar" chart:style-name="ch1">
        <chart:legend chart:legend-position="end" svg:x="24.286cm" svg:y="7.126cm" style:legend-expansion="high" chart:style-name="ch2"/>
        <chart:plot-area chart:style-name="ch3" table:cell-range-address="'Gambi-core-gosum1-molec'.B1:'Gambi-core-gosum1-molec'.E11" chart:data-source-has-labels="both" svg:x="0.522cm" svg:y="0.113cm" svg:width="23.829cm" svg:height="15.802cm">
          <chartooo:coordinate-region svg:x="1.329cm" svg:y="0.313cm" svg:width="23.022cm" svg:height="11.873cm"/>
          <chart:axis chart:dimension="x" chart:name="primary-x" chart:style-name="ch4" chartooo:axis-type="auto">
            <chartooo:date-scale/>
            <chart:categories table:cell-range-address="'Gambi-core-gosum1-molec'.B2:'Gambi-core-gosum1-molec'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mbi-core-gosum1-molec'.C2:'Gambi-core-gosum1-molec'.C11" chart:label-cell-address="'Gambi-core-gosum1-molec'.C1:'Gambi-core-gosum1-molec'.C1" chart:class="chart:bar">
            <chart:data-point chart:repeated="10"/>
          </chart:series>
          <chart:series chart:style-name="ch8" chart:values-cell-range-address="'Gambi-core-gosum1-molec'.D2:'Gambi-core-gosum1-molec'.D11" chart:label-cell-address="'Gambi-core-gosum1-molec'.D1:'Gambi-core-gosum1-molec'.D1" chart:class="chart:bar">
            <chart:data-point chart:repeated="10"/>
          </chart:series>
          <chart:series chart:style-name="ch9" chart:values-cell-range-address="'Gambi-core-gosum1-molec'.E2:'Gambi-core-gosum1-molec'.E11" chart:label-cell-address="'Gambi-core-gosum1-molec'.E1:'Gambi-core-gosum1-molec'.E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</text:p>
                <draw:g>
                  <svg:desc>'Gambi-core-gosum1-molec'.C1:'Gambi-core-gosum1-molec'.C1</svg:desc>
                </draw:g>
              </table:table-cell>
              <table:table-cell office:value-type="string">
                <text:p>softcore</text:p>
                <draw:g>
                  <svg:desc>'Gambi-core-gosum1-molec'.D1:'Gambi-core-gosum1-molec'.D1</svg:desc>
                </draw:g>
              </table:table-cell>
              <table:table-cell office:value-type="string">
                <text:p>unique</text:p>
                <draw:g>
                  <svg:desc>'Gambi-core-gosum1-molec'.E1:'Gambi-core-gosum1-molec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talytic activity</text:p>
                <draw:g>
                  <svg:desc>'Gambi-core-gosum1-molec'.B2:'Gambi-core-gosum1-molec'.B11</svg:desc>
                </draw:g>
              </table:table-cell>
              <table:table-cell office:value-type="float" office:value="472">
                <text:p>472</text:p>
                <draw:g>
                  <svg:desc>'Gambi-core-gosum1-molec'.C2:'Gambi-core-gosum1-molec'.C11</svg:desc>
                </draw:g>
              </table:table-cell>
              <table:table-cell office:value-type="float" office:value="449">
                <text:p>449</text:p>
                <draw:g>
                  <svg:desc>'Gambi-core-gosum1-molec'.D2:'Gambi-core-gosum1-molec'.D11</svg:desc>
                </draw:g>
              </table:table-cell>
              <table:table-cell office:value-type="float" office:value="476">
                <text:p>476</text:p>
                <draw:g>
                  <svg:desc>'Gambi-core-gosum1-molec'.E2:'Gambi-core-gosum1-molec'.E11</svg:desc>
                </draw:g>
              </table:table-cell>
            </table:table-row>
            <table:table-row>
              <table:table-cell office:value-type="string">
                <text:p>structural molecule activity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ransporter activity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binding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antioxidant activity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argo receptor activi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lecular transducer activity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olecular function regulator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olecular carrier activit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anscription regulator activity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